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o stretchy="false">∫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o stretchy="false">∫</mo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row>
                  <mfrac>
                    <mrow>
                      <mo fence="true" stretchy="false">(</mo>
                      <mrow>
                        <mrow>
                          <msup>
                            <mi>x</mi>
                            <mi mathvariant="italic">dx</mi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i mathvariant="italic">dx</mi>
                  </mfrac>
                  <mo stretchy="false">∗</mo>
                  <mi mathvariant="italic">dx</mi>
                </mrow>
              </mrow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frac>
                  <msup>
                    <mi>x</mi>
                    <mrow>
                      <mi mathvariant="italic">dx</mi>
                      <mo stretchy="false">+</mo>
                      <mn>1</mn>
                    </mrow>
                  </msup>
                  <mrow>
                    <mi mathvariant="italic">dx</mi>
                    <mo stretchy="false">∗</mo>
                    <mrow>
                      <mo fence="true" stretchy="false">(</mo>
                      <mrow>
                        <mrow>
                          <mi mathvariant="italic">d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−</mo>
              <mfrac>
                <mi>x</mi>
                <mi mathvariant="italic">dx</mi>
              </mfrac>
              <mo stretchy="false">+</mo>
              <mi>C</mi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row>
                  <mfrac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i mathvariant="italic">dx</mi>
                  </mfrac>
                  <mo stretchy="false">+</mo>
                  <mfrac>
                    <mrow>
                      <mi>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i mathvariant="italic">dx</mi>
                      <mo stretchy="false">+</mo>
                      <mn>1</mn>
                    </mrow>
                  </mfrac>
                </mrow>
              </mrow>
              <mo stretchy="false">−</mo>
              <mfrac>
                <mi>x</mi>
                <mi mathvariant="italic">dx</mi>
              </mfrac>
              <mo stretchy="false">+</mo>
              <mi>C</mi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∗</mo>
                        <mrow>
                          <mo fence="true" stretchy="false">(</mo>
                          <mrow>
                            <mrow>
                              <mi mathvariant="italic">d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  <mo stretchy="false">+</mo>
                      <mi>g</mi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∗</mo>
                      <mi mathvariant="italic">dx</mi>
                    </mrow>
                  </mrow>
                  <mrow>
                    <mi mathvariant="italic">dx</mi>
                    <mo stretchy="false">∗</mo>
                    <mrow>
                      <mo fence="true" stretchy="false">(</mo>
                      <mrow>
                        <mrow>
                          <mi mathvariant="italic">d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−</mo>
              <mfrac>
                <mi>x</mi>
                <mi mathvariant="italic">dx</mi>
              </mfrac>
              <mo stretchy="false">+</mo>
              <mi>C</mi>
            </mrow>
          </mrow>
        </mtd>
      </mtr>
      <mtr>
        <mtd>
          <mrow/>
        </mtd>
      </mtr>
      <mtr>
        <mtd>
          <mrow>
            <mo stretchy="false">⇒</mo>
            <mrow>
              <munder>
                <mi>lim</mi>
                <mrow>
                  <mi mathvariant="italic">dx</mi>
                  <mo stretchy="false">→</mo>
                  <mn>0</mn>
                </mrow>
              </munder>
              <mi>f</mi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i mathvariant="italic">dx</mi>
                      <mo stretchy="false">+</mo>
                      <mn>1</mn>
                    </mrow>
                  </mrow>
                  <mo fence="true" stretchy="false">)</mo>
                </mrow>
              </mrow>
              <mo stretchy="false">=</mo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sup>
                  <mi>x</mi>
                  <mrow>
                    <mi mathvariant="italic">dx</mi>
                    <mo stretchy="false">+</mo>
                    <mn>1</mn>
                  </mrow>
                </msup>
              </mrow>
            </mrow>
          </mrow>
        </mtd>
      </mtr>
      <mtr>
        <mtd>
          <mrow/>
        </mtd>
      </mtr>
      <mtr>
        <mtd>
          <mrow>
            <mo stretchy="false">⇒</mo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sup>
                  <mi>x</mi>
                  <mrow>
                    <mi mathvariant="italic">dx</mi>
                    <mo stretchy="false">+</mo>
                    <mn>1</mn>
                  </mrow>
                </msup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under>
                    <mi>lim</mi>
                    <mrow>
                      <mi mathvariant="italic">dx</mi>
                      <mo stretchy="false">→</mo>
                      <mn>0</mn>
                    </mrow>
                  </munder>
                  <mfrac>
                    <mrow>
                      <mi>f</mi>
                      <mrow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∗</mo>
                          <mrow>
                            <mo fence="true" stretchy="false">(</mo>
                            <mrow>
                              <mrow>
                                <mi mathvariant="italic">d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  <mo stretchy="false">+</mo>
                        <mi>g</mi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∗</mo>
                        <mi mathvariant="italic">dx</mi>
                      </mrow>
                    </mrow>
                    <mrow>
                      <mi mathvariant="italic">dx</mi>
                      <mo stretchy="false">∗</mo>
                      <mrow>
                        <mo fence="true" stretchy="false">(</mo>
                        <mrow>
                          <mrow>
                            <mi mathvariant="italic">d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</mfrac>
                </mrow>
                <mo stretchy="false">−</mo>
                <mfrac>
                  <mi>x</mi>
                  <mi mathvariant="italic">dx</mi>
                </mfrac>
                <mo stretchy="false">+</mo>
                <mi>C</mi>
              </mrow>
              <mo stretchy="false">=</mo>
              <mrow>
                <mrow>
                  <munder>
                    <mi>lim</mi>
                    <mrow>
                      <mi mathvariant="italic">dx</mi>
                      <mo stretchy="false">→</mo>
                      <mn>0</mn>
                    </mrow>
                  </munder>
                  <mfrac>
                    <mrow>
                      <mrow>
                        <mrow>
                          <msup>
                            <mi>x</mi>
                            <mrow>
                              <mi mathvariant="italic">dx</mi>
                              <mo stretchy="false">+</mo>
                              <mn>1</mn>
                            </mrow>
                          </msup>
                          <mo stretchy="false">∗</mo>
                          <mrow>
                            <mo fence="true" stretchy="false">(</mo>
                            <mrow>
                              <mrow>
                                <mi mathvariant="italic">d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  <mo stretchy="false">+</mo>
                        <mi>g</mi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∗</mo>
                        <mi mathvariant="italic">dx</mi>
                      </mrow>
                    </mrow>
                    <mrow>
                      <mi mathvariant="italic">dx</mi>
                      <mo stretchy="false">∗</mo>
                      <mrow>
                        <mo fence="true" stretchy="false">(</mo>
                        <mrow>
                          <mrow>
                            <mi mathvariant="italic">d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</mfrac>
                </mrow>
                <mo stretchy="false">−</mo>
                <mfrac>
                  <mi>x</mi>
                  <mi mathvariant="italic">dx</mi>
                </mfrac>
                <mo stretchy="false">+</mo>
                <mi>C</mi>
              </mrow>
              <mo stretchy="false">=</mo>
              <mrow>
                <mrow>
                  <munder>
                    <mi>lim</mi>
                    <mrow>
                      <mi mathvariant="italic">dx</mi>
                      <mo stretchy="false">→</mo>
                      <mn>0</mn>
                    </mrow>
                  </munder>
                  <mrow>
                    <mfrac>
                      <msup>
                        <mi>x</mi>
                        <mrow>
                          <mi mathvariant="italic">dx</mi>
                          <mo stretchy="false">+</mo>
                          <mn>1</mn>
                        </mrow>
                      </msup>
                      <mi mathvariant="italic">dx</mi>
                    </mfrac>
                    <mo stretchy="false">+</mo>
                    <mfrac>
                      <mrow>
                        <mi>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i mathvariant="italic">dx</mi>
                        <mo stretchy="false">+</mo>
                        <mn>1</mn>
                      </mrow>
                    </mfrac>
                  </mrow>
                </mrow>
                <mo stretchy="false">−</mo>
                <mfrac>
                  <mi>x</mi>
                  <mi mathvariant="italic">dx</mi>
                </mfrac>
                <mo stretchy="false">+</mo>
                <mi>C</mi>
              </mrow>
              <mo stretchy="false">=</mo>
              <mrow>
                <mrow>
                  <munder>
                    <mi>lim</mi>
                    <mrow>
                      <mi mathvariant="italic">dx</mi>
                      <mo stretchy="false">→</mo>
                      <mn>0</mn>
                    </mrow>
                  </munder>
                  <mrow>
                    <mrow>
                      <mfrac>
                        <msup>
                          <mi>x</mi>
                          <mrow>
                            <mi mathvariant="italic">dx</mi>
                            <mo stretchy="false">+</mo>
                            <mn>1</mn>
                          </mrow>
                        </msup>
                        <mi mathvariant="italic">dx</mi>
                      </mfrac>
                      <mo stretchy="false">+</mo>
                      <mi>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stretchy="false">−</mo>
                <mfrac>
                  <mi>x</mi>
                  <mi mathvariant="italic">dx</mi>
                </mfrac>
                <mo stretchy="false">+</mo>
                <mi>C</mi>
              </mrow>
            </mrow>
          </mrow>
        </mtd>
      </mtr>
      <mtr>
        <mtd>
          <mrow>
            <mrow>
              <mspace width="0.5em"/>
              <mo stretchy="false">=</mo>
              <mrow>
                <mrow>
                  <munder>
                    <mi>lim</mi>
                    <mrow>
                      <mi mathvariant="italic">dx</mi>
                      <mo stretchy="false">→</mo>
                      <mn>0</mn>
                    </mrow>
                  </munder>
                  <mfrac>
                    <msup>
                      <mi>x</mi>
                      <mrow>
                        <mi mathvariant="italic">dx</mi>
                        <mo stretchy="false">+</mo>
                        <mn>1</mn>
                      </mrow>
                    </msup>
                    <mi mathvariant="italic">dx</mi>
                  </mfrac>
                </mrow>
                <mo stretchy="false">−</mo>
                <mfrac>
                  <mi>x</mi>
                  <mi mathvariant="italic">dx</mi>
                </mfrac>
                <mo stretchy="false">+</mo>
                <mi>g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row>
                  <mi>x</mi>
                  <mo stretchy="false">∗</mo>
                  <mrow>
                    <munder>
                      <mi>lim</mi>
                      <mrow>
                        <mi mathvariant="italic">dx</mi>
                        <mo stretchy="false">→</mo>
                        <mn>0</mn>
                      </mrow>
                    </munder>
                    <mfrac>
                      <mrow>
                        <msup>
                          <mi>x</mi>
                          <mi mathvariant="italic">dx</mi>
                        </msup>
                        <mo stretchy="false">−</mo>
                        <mn>1</mn>
                      </mrow>
                      <mi mathvariant="italic">dx</mi>
                    </mfrac>
                  </mrow>
                </mrow>
                <mo stretchy="false">+</mo>
                <mi>g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i>x</mi>
                <mo stretchy="false">∗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row/>
        </mtd>
      </mtr>
      <mtr>
        <mtd>
          <mrow>
            <mrow>
              <mo fence="true" stretchy="false">(</mo>
              <mrow>
                <mrow>
                  <mrow>
                    <mi>x</mi>
                    <mo stretchy="false">∗</mo>
                    <mi>l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row>
              <mo fence="true" stretchy="false">)</mo>
            </mrow>
            <mrow>
              <mi>'</mi>
              <mo stretchy="false">=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i>x</mi>
                <mi>x</mi>
              </mfrac>
              <mo stretchy="false">+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n>1</mn>
              <mo stretchy="false">+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1</mn>
              </mrow>
            </mrow>
          </mrow>
        </mtd>
      </mtr>
      <mtr>
        <mtd>
          <mrow/>
        </mtd>
      </mtr>
      <mtr>
        <mtd>
          <mrow>
            <mo stretchy="false">⇒</mo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o stretchy="false">−</mo>
                  <mi>x</mi>
                </mrow>
                <mo stretchy="false">+</mo>
                <mi>C</mi>
              </mrow>
            </mrow>
          </mrow>
        </mtd>
      </mtr>
      <mtr>
        <mtd>
          <mrow/>
        </mtd>
      </mtr>
      <mtr>
        <mtd>
          <mrow>
            <mrow>
              <mo fence="true" stretchy="false">(</mo>
              <mrow>
                <mrow>
                  <mrow>
                    <mi>x</mi>
                    <mo stretchy="false">∗</mo>
                    <mi>l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row>
              <mo fence="true" stretchy="false">)</mo>
            </mrow>
            <mrow>
              <mi>'</mi>
              <mo stretchy="false">=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o fence="true" stretchy="false">(</mo>
              <mrow>
                <mrow>
                  <mrow>
                    <mi>x</mi>
                    <mo stretchy="false">∗</mo>
                    <mi>l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x</mi>
                    <mo stretchy="false">+</mo>
                    <mi>C</mi>
                  </mrow>
                </mrow>
              </mrow>
              <mo fence="true" stretchy="false">)</mo>
            </mrow>
            <mrow>
              <mi>'</mi>
              <mo stretchy="false">=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i>x</mi>
              <mo stretchy="false">∗</mo>
              <mi>ln</mi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x</mi>
                <mo stretchy="false">+</mo>
                <mi>C</mi>
              </mrow>
              <mo stretchy="false">=</mo>
              <mrow>
                <mo stretchy="false">∫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</mrow>
          </mrow>
        </mtd>
      </mtr>
    </mtable>
    <annotation encoding="StarMath 5.0">int ln(x)*dx
newline
newline
`=int lim from {dx rightarrow 0}{(x^dx - 1) over dx*dx}
newline
newline
`=lim from {dx rightarrow 0} {x^{dx+1} over {dx*(dx+1)}} - {x over dx}+C
newline
newline
`=lim from {dx rightarrow 0} {{f(x)} over dx + {g(x)} over {dx+1} } - {x over dx}+C
newline
newline
`=lim from {dx rightarrow 0} {{f(x)*(dx+1) + g(x)*dx} over {dx*(dx+1)} } - {x over dx}+C
newline
newline
drarrow lim from {dx rightarrow 0} f( x )*( dx+1 )= lim from {dx rightarrow 0} x^{ dx+1 }
newline
newline
drarrow f( x )=lim from {dx rightarrow 0} x^{ dx+1 }
newline
newline
drarrow lim from {dx rightarrow 0} {{f(x)*(dx+1) + g(x)*dx} over {dx*(dx+1)} } - {x over dx} +C= lim from {dx rightarrow 0} {{x^{ dx+1 }*(dx+1) + g(x)*dx} over {dx*(dx+1)} } - {x over dx}+C=lim from {dx rightarrow 0} {x^{ dx+1 } over dx + {g(x)} over {dx+1} } - {x over dx}+C=lim from {dx rightarrow 0} {x^{ dx+1 } over dx + g(x)} - {x over dx}+C
newline
`=lim from {dx rightarrow 0} {x^{ dx+1 } over dx} - {x over dx}+g( x )+C=x*lim from {dx rightarrow 0} {{x^dx - 1} over dx}+g( x )+C=x*ln( x )+g( x )+C
newline
newline
(x*ln( x )+g( x )+C)'=ln( x )
newline
newline
drarrow ln( x )+x over x +g'( x )=ln( x )
newline
newline
drarrow 1 +g'( x )=0
newline
newline
drarrow g'( x )=-1
newline
newline
drarrow g( x )=-x+C
newline
newline
(x*ln( x )+g( x )+C)'=ln( x )
newline
newline
drarrow (x*ln( x )-x+C)'=ln( x )
newline
newline
drarrow x*ln( x )-x+C=int ln( x )*dx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7:13:16.662560653</meta:creation-date>
    <meta:generator>LibreOffice/6.4.3.2$Linux_X86_64 LibreOffice_project/40$Build-2</meta:generator>
    <dc:date>2020-05-13T17:36:16.611591858</dc:date>
    <meta:editing-duration>PT22M49S</meta:editing-duration>
    <meta:editing-cycles>24</meta:editing-cycles>
  </office:meta>
</office:document-meta>
</file>